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XmlUtil.sampleDataForSimpleType( SchemaType sType )</text:p>
          </table:table-cell>
          <table:table-cell office:value-type="float" office:value="51">
            <text:p text:style-name="Table_20_Contents">5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SampleXmlUtil.processAll( SchemaParticle sp , XmlCursor xmlc , boolean mix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XmlUtil.pick( String [ ] a , int 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XmlUtil.determineMinMaxForSample( SchemaParticle sp , XmlCursor xml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ampleXmlUtil.pick( String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XmlUtil.getItemNameOrType( SchemaParticle sp , XmlCursor xml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XmlUtil.createSampleForType( SchemaType 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XmlUtil.processWildCard( SchemaParticle sp , XmlCursor xmlc , boolean mi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XmlUtil.crackQName(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XmlUtil.formatToLength( String s ,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ampleXmlUtil.closestBuiltin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XmlUtil.pickDigits( int dig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XmlUtil.SampleXmlUtil( boolean soap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XmlUtil.pickLength(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ampleXmlUtil.processSequence( SchemaParticle sp , XmlCursor xmlc , boolean mix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XmlUtil.processAttributes( SchemaType stype , XmlCursor xml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ampleXmlUtil.processParticle( SchemaParticle sp , XmlCursor xmlc , boolean mix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ampleXmlUtil.formatDecimal( String start , SchemaType sTyp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7">
            <text:p text:style-name="Table_20_Contents">4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SampleXmlUtil.moveToken( int numToMove , XmlCursor xml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mpleXmlUtil.pick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XmlUtil.getClosestName( SchemaType s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XmlUtil.formatDate( SchemaType sType )</text:p>
          </table:table-cell>
          <table:table-cell office:value-type="float" office:value="88">
            <text:p text:style-name="Table_20_Contents">88</text:p>
          </table:table-cell>
          <table:table-cell office:value-type="float" office:value="111">
            <text:p text:style-name="Table_20_Contents">111</text:p>
          </table:table-cell>
          <table:table-cell office:value-type="float" office:value="201">
            <text:p text:style-name="Table_20_Contents">201</text:p>
          </table:table-cell>
        </table:table-row>
        <table:table-row>
          <table:table-cell office:value-type="string">
            <text:p text:style-name="Table_20_Contents">SampleXmlUtil.createSampleForType( SchemaType stype , XmlCursor xml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SampleXmlUtil.formatDuration( SchemaType sTyp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42">
            <text:p text:style-name="Table_20_Contents">42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SampleXmlUtil.processChoice( SchemaParticle sp , XmlCursor xmlc , boolean mix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XmlUtil.printParticleType( int particle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ampleXmlUtil.formatQName( XmlCursor xmlc , QName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XmlUtil.processElement( SchemaParticle sp , XmlCursor xmlc , boolean mix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XmlUtil.processSimpleType( SchemaType stype , XmlCursor xml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